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23dd" officeooo:paragraph-rsid="001123dd"/>
    </style:style>
    <style:style style:name="P2" style:family="paragraph" style:parent-style-name="Standard">
      <style:paragraph-properties fo:text-align="center" style:justify-single-word="false"/>
      <style:text-properties officeooo:rsid="001123dd" officeooo:paragraph-rsid="001123dd"/>
    </style:style>
    <style:style style:name="T1" style:family="text">
      <style:text-properties officeooo:rsid="0013192f"/>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date style:data-style-name="N37" text:date-value="2021-07-07T19:00:08.660526643" text:fixed="true">07/07/21</text:date></text:p>
      <text:p text:style-name="Standard"/>
      <text:p text:style-name="P2">Life Is Weird</text:p>
      <text:p text:style-name="P2">Kyle Eggleston</text:p>
      <text:p text:style-name="P2"/>
      <text:p text:style-name="P1"><text:tab/>Life is just kind of weird. Let’s face it. If we didn’t know or understand ourselves, we would find that we weren’t all that weird just life is the weird part. <text:span text:style-name="T1">However if life wasn’t weird it wouldn’t be that kind of life now would it? No, I didn’t think so. But that’s life for you. You never know where it will take you. It might take you left, it could take you right. You just never know where you’ll 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1" meta:paragraph-count="4" meta:word-count="87" meta:character-count="444" meta:non-whitespace-character-count="360"/>
  </office:meta>
</office:document-meta>
</file>